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16cm"/>
    </style:style>
    <style:style style:name="gr3" style:family="graphic" style:parent-style-name="standard">
      <style:graphic-properties draw:stroke="none" draw:fill="none" fo:min-height="4.658cm"/>
    </style:style>
    <style:style style:name="gr4" style:family="graphic" style:parent-style-name="standard">
      <style:graphic-properties draw:stroke="none" draw:fill="none" fo:min-height="11.8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ff" fo:font-size="12pt"/>
    </style:style>
    <style:style style:name="P2" style:family="paragraph">
      <style:text-properties fo:font-size="12pt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pter 8 Tweaks 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schen</text:p>
            <text:p/>
            <text:p>2016.7.2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799cm" svg:height="7.166cm" svg:x="13.716cm" svg:y="4.772cm">
          <draw:text-box>
            <text:list text:style-name="L3">
              <text:list-item>
                <text:p text:style-name="P1"><text:span text:style-name="T1">class Widget { <text:s text:c="48"/>// Approach 2:</text:span></text:p>
              </text:list-item>
              <text:list-item>
                <text:p text:style-name="P1"><text:span text:style-name="T1">Public: <text:s text:c="60"/>// use universal</text:span></text:p>
              </text:list-item>
              <text:list-item>
                <text:p text:style-name="P1"><text:span text:style-name="T1">template&lt;typename T&gt; <text:s text:c="34"/>// reference</text:span></text:p>
              </text:list-item>
              <text:list-item>
                <text:p text:style-name="P1"><text:span text:style-name="T1">void addName(T&amp;&amp; newName)</text:span></text:p>
              </text:list-item>
              <text:list-item>
                <text:p text:style-name="P1"><text:span text:style-name="T1">{ names.push_back(std::forward&lt;T&gt;(newName)); }</text:span></text:p>
              </text:list-item>
              <text:list-item>
                <text:p text:style-name="P1"><text:span text:style-name="T1">...</text:span></text:p>
              </text:list-item>
              <text:list-item>
                <text:p text:style-name="P1"><text:span text:style-name="T1">};</text:span></text:p>
              </text:list-item>
            </text:list>
          </draw:text-box>
        </draw:frame>
        <draw:frame draw:style-name="gr3" draw:text-style-name="P2" draw:layer="layout" svg:width="13.751cm" svg:height="5.619cm" svg:x="13.716cm" svg:y="12.669cm">
          <draw:text-box>
            <text:list text:style-name="L3">
              <text:list-item>
                <text:p text:style-name="P2">class Widget { <text:s text:c="48"/>// Approach 3:</text:p>
              </text:list-item>
              <text:list-item>
                <text:p text:style-name="P2">public: <text:s text:c="60"/>// pass by values</text:p>
              </text:list-item>
              <text:list-item>
                <text:p text:style-name="P2">void addName(std::string newName)</text:p>
              </text:list-item>
              <text:list-item>
                <text:p text:style-name="P2">{ names.push_back(std::move(newName)); }</text:p>
              </text:list-item>
              <text:list-item>
                <text:p text:style-name="P2">...</text:p>
              </text:list-item>
              <text:list-item>
                <text:p text:style-name="P2">};</text:p>
              </text:list-item>
            </text:list>
          </draw:text-box>
        </draw:frame>
        <draw:frame draw:style-name="gr4" draw:text-style-name="P2" draw:layer="layout" svg:width="12.5cm" svg:height="12.104cm" svg:x="0.816cm" svg:y="4.714cm">
          <draw:text-box>
            <text:list text:style-name="L3">
              <text:list-item>
                <text:p text:style-name="P2">class Widget { <text:s text:c="45"/>// Approach 1:</text:p>
              </text:list-item>
              <text:list-item>
                <text:p text:style-name="P2">Public: <text:s text:c="56"/>// overload for</text:p>
              </text:list-item>
              <text:list-item>
                <text:p text:style-name="P2">void addName(const std::string&amp; newName) // <text:s/>lvalues and</text:p>
              </text:list-item>
              <text:list-item>
                <text:p text:style-name="P2">{ names.push_back(newName); } <text:s text:c="15"/>// rvalues</text:p>
              </text:list-item>
              <text:list-item>
                <text:p text:style-name="P2"/>
              </text:list-item>
              <text:list-item>
                <text:p text:style-name="P2">void addName(std::string&amp;&amp; newName)</text:p>
              </text:list-item>
              <text:list-item>
                <text:p text:style-name="P2">{ names.push_back(std::move(newName)); }</text:p>
              </text:list-item>
              <text:list-item>
                <text:p text:style-name="P2">...</text:p>
              </text:list-item>
              <text:list-item>
                <text:p text:style-name="P2">private:</text:p>
              </text:list-item>
              <text:list-item>
                <text:p text:style-name="P2">std::vector&lt;std::string&gt; names;</text:p>
              </text:list-item>
              <text:list-item>
                <text:p text:style-name="P2"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4:12:32.298570942</meta:creation-date>
    <dc:date>2016-07-25T14:41:26.525470154</dc:date>
    <meta:editing-duration>PT13M41S</meta:editing-duration>
    <meta:editing-cycles>1</meta:editing-cycles>
    <meta:document-statistic meta:object-count="31"/>
    <meta:generator>LibreOffice/4.2.8.2$Linux_X86_64 LibreOffice_project/420m0$Build-2</meta:generator>
  </office:meta>
</office:document-meta>
</file>